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1F3864" fo:border-right="non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none" fo:border-right="2pt solid #1F3864"/>
    </style:style>
    <style:style style:name="ce5" style:family="table-cell" style:parent-style-name="Default" style:data-style-name="N0">
      <style:table-cell-properties fo:border="2pt solid #1F3864" style:vertical-align="middle" fo:wrap-option="wrap" fo:background-color="#2E75B6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595959" fo:border-bottom="thin solid #595959" fo:border-left="2pt solid #1F3864" fo:border-right="thin solid #595959" style:vertical-align="top" fo:wrap-option="wrap" fo:background-color="#DEEAF1" style:repeat-content="false"/>
      <style:paragraph-properties fo:text-align="center"/>
      <style:text-properties fo:color="#595959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595959" style:vertical-align="top" fo:wrap-option="wrap" fo:background-color="#DEEAF1" style:repeat-content="false"/>
      <style:paragraph-properties fo:text-align="start" fo:margin-left="0cm"/>
      <style:text-properties fo:color="#595959"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595959" style:vertical-align="top" fo:wrap-option="wrap" fo:background-color="#DEEAF1" style:repeat-content="false"/>
      <style:paragraph-properties fo:text-align="center"/>
      <style:text-properties fo:color="#595959"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595959" style:vertical-align="top" fo:wrap-option="wrap" fo:background-color="#DEEAF1" style:repeat-content="false"/>
      <style:paragraph-properties fo:text-align="start" fo:margin-left="0cm"/>
      <style:text-properties fo:color="#595959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595959" style:vertical-align="top" fo:wrap-option="wrap" fo:background-color="#FFE0CC" style:repeat-content="false"/>
      <style:paragraph-properties fo:text-align="center"/>
      <style:text-properties fo:color="#FF66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595959" fo:border-bottom="thin solid #595959" fo:border-left="thin solid #595959" fo:border-right="2pt solid #1F3864" style:vertical-align="top" fo:wrap-option="wrap" fo:background-color="#DEEAF1" style:repeat-content="false"/>
      <style:paragraph-properties fo:text-align="center"/>
      <style:text-properties fo:color="#595959"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595959" style:vertical-align="top" fo:wrap-option="wrap" fo:background-color="#FFE0E0" style:repeat-content="false"/>
      <style:paragraph-properties fo:text-align="center"/>
      <style:text-properties fo:color="#C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595959" style:vertical-align="top" fo:wrap-option="wrap" fo:background-color="#FFF2CC" style:repeat-content="false"/>
      <style:paragraph-properties fo:text-align="center"/>
      <style:text-properties fo:color="#7F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595959" fo:border-bottom="thin solid #595959" fo:border-left="2pt solid #1F3864" fo:border-right="thin solid #595959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595959"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595959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595959" fo:border-bottom="thin solid #595959" fo:border-left="thin solid #595959" fo:border-right="2pt solid #1F3864" style:vertical-align="top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-top="thin solid #595959" fo:border-bottom="2pt solid #1F3864" fo:border-left="2pt solid #1F3864" fo:border-right="thin solid #595959" fo:background-color="#FFFFFF"/>
    </style:style>
    <style:style style:name="ce19" style:family="table-cell" style:parent-style-name="Default" style:data-style-name="N0">
      <style:table-cell-properties fo:border-top="none" fo:border-bottom="2pt solid #1F3864" fo:border-left="none" fo:border-right="none"/>
    </style:style>
    <style:style style:name="ce20" style:family="table-cell" style:parent-style-name="Default" style:data-style-name="N0">
      <style:table-cell-properties style:vertical-align="middle" fo:background-color="#2E75B6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top="thin solid #595959" fo:border-bottom="thin solid #595959" fo:border-left="2pt solid #1F3864" fo:border-right="thin solid #595959" style:vertical-align="middle" fo:wrap-option="wrap" fo:background-color="#E2EFDA" style:repeat-content="false"/>
      <style:paragraph-properties fo:text-align="start" fo:margin-left="0cm"/>
      <style:text-properties fo:color="#37562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1F3864" fo:border-right="none" style:vertical-align="middle" fo:background-color="#2E75B6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595959" style:vertical-align="middle" fo:wrap-option="wrap" fo:background-color="#F2F2F2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none" fo:border-right="2pt solid #1F3864"/>
    </style:style>
    <style:style style:name="ce26" style:family="table-cell" style:parent-style-name="Default" style:data-style-name="N0">
      <style:table-cell-properties fo:border-top="none" fo:border-bottom="none" fo:border-left="2pt solid #1F3864" fo:border-right="none" style:vertical-align="middle" fo:background-color="#1F3864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595959" style:vertical-align="middle" fo:wrap-option="wrap" fo:background-color="#FFE0CC" style:repeat-content="false"/>
      <style:paragraph-properties fo:text-align="start" fo:margin-left="0cm"/>
      <style:text-properties fo:color="#FF66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595959" style:vertical-align="middle" fo:wrap-option="wrap" fo:background-color="#FFE0E0" style:repeat-content="false"/>
      <style:paragraph-properties fo:text-align="start" fo:margin-left="0cm"/>
      <style:text-properties fo:color="#C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2pt solid #1F3864" fo:border-right="none" style:vertical-align="middle" fo:background-color="#2E75B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1F3864" style:vertical-align="middle" fo:background-color="#1F3864" style:repeat-content="false"/>
      <style:paragraph-properties fo:text-align="center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1F3864" fo:border-bottom="none" fo:border-left="none" fo:border-right="none"/>
    </style:style>
    <style:style style:name="ce32" style:family="table-cell" style:parent-style-name="Default" style:data-style-name="N0">
      <style:table-cell-properties fo:border-top="2pt solid #1F3864" fo:border-bottom="none" fo:border-left="none" fo:border-right="2pt solid #1F3864"/>
    </style:style>
    <style:style style:name="ce33" style:family="table-cell" style:parent-style-name="Default" style:data-style-name="N0">
      <style:table-cell-properties fo:border="thin solid #595959" style:vertical-align="middle" fo:wrap-option="wrap" fo:background-color="#FFF2CC" style:repeat-content="false"/>
      <style:paragraph-properties fo:text-align="start" fo:margin-left="0cm"/>
      <style:text-properties fo:color="#7F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595959" fo:border-bottom="thin solid #595959" fo:border-left="2pt solid #1F3864" fo:border-right="thin solid #595959" style:vertical-align="middle" fo:background-color="#F2F2F2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thin solid #595959" fo:border-bottom="thin solid #595959" fo:border-left="none" fo:border-right="none"/>
    </style:style>
    <style:style style:name="ce36" style:family="table-cell" style:parent-style-name="Default" style:data-style-name="N0">
      <style:table-cell-properties fo:border-top="thin solid #595959" fo:border-bottom="thin solid #595959" fo:border-left="none" fo:border-right="2pt solid #1F3864"/>
    </style:style>
    <style:style style:name="ce37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color="#1F3864" style:font-name="Arial" style:font-name-asian="Arial" style:font-name-complex="Arial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2pt solid #1F3864" fo:border-right="none" style:vertical-align="middle" fo:background-color="#F2F2F2" style:repeat-content="false"/>
      <style:paragraph-properties fo:text-align="center"/>
      <style:text-properties fo:color="#1F3864"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1F3864" style:vertical-align="middle" fo:wrap-option="wrap" fo:background-color="#DEEAF1" style:repeat-content="false"/>
      <style:paragraph-properties fo:text-align="start" fo:margin-left="0cm"/>
      <style:text-properties fo:color="#1F3864"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595959" fo:border-bottom="thin solid #595959" fo:border-left="2pt solid #1F3864" fo:border-right="thin solid #595959" style:vertical-align="middle" fo:wrap-option="wrap" fo:background-color="#DEEAF1" style:repeat-content="false"/>
      <style:paragraph-properties fo:text-align="start" fo:margin-left="0cm"/>
      <style:text-properties fo:color="#1F3864" style:font-name="Arial" style:font-name-asian="Arial" style:font-name-complex="Arial" fo:font-size="9pt" style:font-size-asian="9pt" style:font-size-complex="9pt"/>
    </style:style>
    <style:style style:name="ce41" style:family="table-cell" style:parent-style-name="Default" style:data-style-name="N0">
      <style:table-cell-properties fo:border-top="thin solid #595959" fo:border-bottom="2pt solid #1F3864" fo:border-left="thin solid #595959" fo:border-right="thin solid #595959" fo:background-color="#FFFFFF"/>
    </style:style>
    <style:style style:name="ce42" style:family="table-cell" style:parent-style-name="Default" style:data-style-name="N0">
      <style:table-cell-properties fo:border-top="none" fo:border-bottom="2pt solid #1F3864" fo:border-left="none" fo:border-right="2pt solid #1F3864"/>
    </style:style>
    <style:style style:name="ce43" style:family="table-cell" style:parent-style-name="Default" style:data-style-name="N0">
      <style:table-cell-properties fo:border-top="thin solid #595959" fo:border-bottom="thin solid #595959" fo:border-left="2pt solid #1F3864" fo:border-right="thin solid #595959" style:vertical-align="middle" fo:background-color="#FFF2CC" style:repeat-content="false"/>
      <style:paragraph-properties fo:text-align="center"/>
      <style:text-properties fo:color="#C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1F3864" fo:border-bottom="none" fo:border-left="2pt solid #1F3864" fo:border-right="2pt solid #1F3864" style:vertical-align="middle" fo:background-color="#1F3864" style:repeat-content="false"/>
      <style:paragraph-properties fo:text-align="center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595959" fo:border-right="thin solid #595959" style:vertical-align="middle" fo:wrap-option="wrap" fo:background-color="#FFF2CC" style:repeat-content="false"/>
      <style:paragraph-properties fo:text-align="start" fo:margin-left="0cm"/>
      <style:text-properties fo:color="#7F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595959" fo:border-bottom="thin solid #595959" fo:border-left="2pt solid #1F3864" fo:border-right="2pt solid #1F3864" style:vertical-align="middle" fo:background-color="#F2F2F2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none" fo:border-bottom="none" fo:border-left="2pt solid #1F3864" fo:border-right="thin solid #595959" style:vertical-align="middle" fo:background-color="#2E75B6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595959" fo:border-right="none" style:vertical-align="middle" fo:wrap-option="wrap" fo:background-color="#F2F2F2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2pt solid #1F3864" fo:border-right="2pt solid #1F3864" style:vertical-align="middle" fo:wrap-option="wrap" fo:background-color="#DEEAF1" style:repeat-content="false"/>
      <style:paragraph-properties fo:text-align="start" fo:margin-left="0cm"/>
      <style:text-properties fo:color="#1F3864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none" fo:border-right="2pt solid #1F3864" style:vertical-align="middle" fo:background-color="#2E75B6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1F3864" fo:border-left="2pt solid #1F3864" fo:border-right="2pt solid #1F3864" style:vertical-align="middle" fo:background-color="#FFF2CC" style:repeat-content="false"/>
      <style:paragraph-properties fo:text-align="center"/>
      <style:text-properties fo:color="#C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595959" fo:border-bottom="none" fo:border-left="2pt solid #1F3864" fo:border-right="2pt solid #1F3864" style:vertical-align="middle" fo:background-color="#1F3864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595959" fo:border-right="thin solid #595959" style:vertical-align="middle" fo:wrap-option="wrap" fo:background-color="#FFE0CC" style:repeat-content="false"/>
      <style:paragraph-properties fo:text-align="start" fo:margin-left="0cm"/>
      <style:text-properties fo:color="#FF66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595959" fo:border-right="2pt solid #1F3864" style:vertical-align="middle" fo:wrap-option="wrap" fo:background-color="#FFE0E0" style:repeat-content="false"/>
      <style:paragraph-properties fo:text-align="start" fo:margin-left="0cm"/>
      <style:text-properties fo:color="#C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none" fo:border-right="thin solid #595959" style:vertical-align="middle" fo:background-color="#2E75B6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1F3864" fo:border-left="2pt solid #1F3864" fo:border-right="thin solid #595959" fo:background-color="#FFFFFF"/>
    </style:style>
    <style:style style:name="ce57" style:family="table-cell" style:parent-style-name="Default" style:data-style-name="N0">
      <style:table-cell-properties fo:border-top="none" fo:border-bottom="none" fo:border-left="2pt solid #1F3864" fo:border-right="thin solid #595959" style:vertical-align="middle" fo:wrap-option="wrap" fo:background-color="#E2EFDA" style:repeat-content="false"/>
      <style:paragraph-properties fo:text-align="start" fo:margin-left="0cm"/>
      <style:text-properties fo:color="#37562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2pt solid #1F3864" fo:border-right="2pt solid #1F3864" style:vertical-align="middle" fo:background-color="#2E75B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none" fo:border-right="2pt solid #1F3864" style:vertical-align="middle" fo:background-color="#F2F2F2" style:repeat-content="false"/>
      <style:paragraph-properties fo:text-align="center"/>
      <style:text-properties fo:color="#1F3864" style:font-name="Arial" style:font-name-asian="Arial" style:font-name-complex="Arial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2pt solid #1F3864" fo:border-right="2pt solid #1F3864" style:vertical-align="middle" fo:wrap-option="wrap" fo:background-color="#DEEAF1" style:repeat-content="false"/>
      <style:paragraph-properties fo:text-align="start" fo:margin-left="0cm"/>
      <style:text-properties fo:color="#1F3864"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0">
      <style:table-cell-properties fo:border-top="none" fo:border-bottom="2pt solid #1F3864" fo:border-left="thin solid #595959" fo:border-right="2pt solid #1F3864" fo:background-color="#FFFFFF"/>
    </style:style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6.096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95pt" style:use-optimal-row-height="false" fo:break-before="auto"/>
    </style:style>
    <style:style style:name="ro2" style:family="table-row">
      <style:table-row-properties style:row-height="49.95pt" style:use-optimal-row-height="false" fo:break-before="auto"/>
    </style:style>
    <style:style style:name="ro3" style:family="table-row">
      <style:table-row-properties style:row-height="72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52.05pt" style:use-optimal-row-height="false" fo:break-before="auto"/>
    </style:style>
    <style:style style:name="ro8" style:family="table-row">
      <style:table-row-properties style:row-height="60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mittlungsprotokol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44">
            <text:p>🔍 <text:s/>ERMITTLUNGSPROTOKOLL <text:s/>– <text:s/>Wirtschaftsprüfung BPK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2"/>
          <table:table-cell table:number-columns-repeated="9" table:style-name="ce3"/>
          <table:table-cell table:style-name="ce4"/>
          <table:table-cell table:number-columns-repeated="16373"/>
        </table:table-row>
        <table:table-row table:style-name="ro3">
          <table:table-cell office:value-type="string" table:number-columns-spanned="11" table:number-rows-spanned="1" table:style-name="ce49">
            <text:p>📋 <text:s/>SITUATIONSBESCHREIBUNG <text:s/>| <text:s/>Die ersten Hinweise auf Unregelmäßigkeiten beim Betriebsprüfungskunden (BPK) liegen vor. Unklar ist, wie tief die Verflechtungen gehen. Eure Aufgabe als Wirtschaftsprüfer/innen: Sichtet systematisch die vorliegenden Unterlagen (Eingangsrechnungen, Ausgangsrechnungen, Kontoauszüge) und dokumentiert alle Auffälligkeiten vollständig und nachvollziehbar in diesem Protokoll. Jede Eintragung muss präzise, belastbar und bewertbar sein – denn die Ergebnisse werden dem Mandanten vorgelegt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2"/>
          <table:table-cell table:number-columns-repeated="9" table:style-name="ce3"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47">
            <text:p>Prüfungsteam:</text:p>
          </table:table-cell>
          <table:covered-table-cell/>
          <table:table-cell table:number-columns-spanned="3" table:number-rows-spanned="1" table:style-name="ce48"/>
          <table:covered-table-cell table:number-columns-repeated="2"/>
          <table:table-cell office:value-type="string" table:number-columns-spanned="2" table:number-rows-spanned="1" table:style-name="ce55">
            <text:p>Prüfungsdatum:</text:p>
          </table:table-cell>
          <table:covered-table-cell/>
          <table:table-cell table:number-columns-spanned="2" table:number-rows-spanned="1" table:style-name="ce48"/>
          <table:covered-table-cell/>
          <table:table-cell office:value-type="string" table:number-columns-spanned="2" table:number-rows-spanned="1" table:style-name="ce50">
            <text:p>Prüfungs-ID:</text:p>
          </table:table-cell>
          <table:covered-table-cell/>
          <table:table-cell table:number-columns-repeated="16373"/>
        </table:table-row>
        <table:table-row table:style-name="ro5">
          <table:table-cell table:style-name="ce2"/>
          <table:table-cell table:number-columns-repeated="9" table:style-name="ce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47">
            <text:p>Mandant (BPK):</text:p>
          </table:table-cell>
          <table:covered-table-cell/>
          <table:table-cell office:value-type="string" table:number-columns-spanned="3" table:number-rows-spanned="1" table:style-name="ce48">
            <text:p>Betriebsprüfungskunde GmbH</text:p>
          </table:table-cell>
          <table:covered-table-cell table:number-columns-repeated="2"/>
          <table:table-cell office:value-type="string" table:number-columns-spanned="2" table:number-rows-spanned="1" table:style-name="ce55">
            <text:p>Prüfungszeitraum:</text:p>
          </table:table-cell>
          <table:covered-table-cell/>
          <table:table-cell table:number-columns-spanned="2" table:number-rows-spanned="1" table:style-name="ce48"/>
          <table:covered-table-cell/>
          <table:table-cell office:value-type="string" table:number-columns-spanned="2" table:number-rows-spanned="1" table:style-name="ce50">
            <text:p>Seite:</text:p>
          </table:table-cell>
          <table:covered-table-cell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51">
            <text:p>⚠️ <text:s/>Alle Felder sind vollständig auszufüllen. Risikostufe: NIEDRIG | MITTEL | HOCH | KRITISCH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style-name="ce5">
            <text:p>Nr.</text:p>
          </table:table-cell>
          <table:table-cell office:value-type="string" table:style-name="ce5">
            <text:p>Datum</text:p>
            <text:p>(Beleg)</text:p>
          </table:table-cell>
          <table:table-cell office:value-type="string" table:style-name="ce5">
            <text:p>Belegnummer</text:p>
          </table:table-cell>
          <table:table-cell office:value-type="string" table:style-name="ce5">
            <text:p>Belegart</text:p>
            <text:p>(ER / AR / KA)</text:p>
          </table:table-cell>
          <table:table-cell office:value-type="string" table:style-name="ce5">
            <text:p>Geschäftspartner /</text:p>
            <text:p>Gegenkonto</text:p>
          </table:table-cell>
          <table:table-cell office:value-type="string" table:style-name="ce5">
            <text:p>Betrag</text:p>
            <text:p>(€)</text:p>
          </table:table-cell>
          <table:table-cell office:value-type="string" table:style-name="ce5">
            <text:p>Auffälligkeit / Befund</text:p>
            <text:p>(präzise beschreiben)</text:p>
          </table:table-cell>
          <table:table-cell office:value-type="string" table:style-name="ce5">
            <text:p>Risiko-</text:p>
            <text:p>stufe</text:p>
          </table:table-cell>
          <table:table-cell office:value-type="string" table:style-name="ce5">
            <text:p>Zugeordnete</text:p>
            <text:p>Prüferin</text:p>
          </table:table-cell>
          <table:table-cell office:value-type="string" table:style-name="ce5">
            <text:p>Maßnahme /</text:p>
            <text:p>Nächster Schritt</text:p>
          </table:table-cell>
          <table:table-cell office:value-type="string" table:style-name="ce5">
            <text:p>Status</text:p>
            <text:p>(offen / geklärt)</text:p>
          </table:table-cell>
          <table:table-cell table:number-columns-repeated="16373"/>
        </table:table-row>
        <table:table-row table:style-name="ro7">
          <table:table-cell office:value-type="string" table:style-name="ce6">
            <text:p>1</text:p>
          </table:table-cell>
          <table:table-cell office:value-type="string" table:style-name="ce7">
            <text:p>03.06.2024</text:p>
          </table:table-cell>
          <table:table-cell office:value-type="string" table:style-name="ce7">
            <text:p>ER-2024-0441</text:p>
          </table:table-cell>
          <table:table-cell office:value-type="string" table:style-name="ce7">
            <text:p>Eingangsrechnung</text:p>
          </table:table-cell>
          <table:table-cell office:value-type="string" table:style-name="ce7">
            <text:p>Maxi Supplies GmbH</text:p>
          </table:table-cell>
          <table:table-cell office:value-type="string" table:style-name="ce8">
            <text:p>14.850,00</text:p>
          </table:table-cell>
          <table:table-cell office:value-type="string" table:style-name="ce9">
            <text:p>Betrag ungewöhnlich hoch im Vgl. zu Vormonat (Ø 3.200 €). Kein Rahmenvertrag vorhanden. Lieferschein fehlt.</text:p>
          </table:table-cell>
          <table:table-cell office:value-type="string" table:style-name="ce10">
            <text:p>HOCH</text:p>
          </table:table-cell>
          <table:table-cell table:style-name="ce7"/>
          <table:table-cell office:value-type="string" table:style-name="ce9">
            <text:p>Originalbeleg anfordern, Lieferschein prüfen, Preisvergleich durchführen</text:p>
          </table:table-cell>
          <table:table-cell office:value-type="string" table:style-name="ce11">
            <text:p>offen</text:p>
          </table:table-cell>
          <table:table-cell table:number-columns-repeated="16373"/>
        </table:table-row>
        <table:table-row table:style-name="ro7">
          <table:table-cell office:value-type="string" table:style-name="ce6">
            <text:p>2</text:p>
          </table:table-cell>
          <table:table-cell office:value-type="string" table:style-name="ce7">
            <text:p>07.06.2024</text:p>
          </table:table-cell>
          <table:table-cell office:value-type="string" table:style-name="ce7">
            <text:p>AR-2024-0312</text:p>
          </table:table-cell>
          <table:table-cell office:value-type="string" table:style-name="ce7">
            <text:p>Ausgangsrechnung</text:p>
          </table:table-cell>
          <table:table-cell office:value-type="string" table:style-name="ce7">
            <text:p>Kundenname GmbH</text:p>
          </table:table-cell>
          <table:table-cell office:value-type="string" table:style-name="ce8">
            <text:p>22.000,00</text:p>
          </table:table-cell>
          <table:table-cell office:value-type="string" table:style-name="ce9">
            <text:p>Rechnung auf Briefpapier ohne Umsatzsteuerausweis. Rechnungsempfänger entspricht nicht dem Vertragspartner.</text:p>
          </table:table-cell>
          <table:table-cell office:value-type="string" table:style-name="ce12">
            <text:p>KRITISCH</text:p>
          </table:table-cell>
          <table:table-cell table:style-name="ce7"/>
          <table:table-cell office:value-type="string" table:style-name="ce9">
            <text:p>Steuerberater informieren, Vertragsunterlagen beiziehen, Rückfrage an BPK</text:p>
          </table:table-cell>
          <table:table-cell office:value-type="string" table:style-name="ce11">
            <text:p>offen</text:p>
          </table:table-cell>
          <table:table-cell table:number-columns-repeated="16373"/>
        </table:table-row>
        <table:table-row table:style-name="ro7">
          <table:table-cell office:value-type="string" table:style-name="ce6">
            <text:p>3</text:p>
          </table:table-cell>
          <table:table-cell office:value-type="string" table:style-name="ce7">
            <text:p>10.06.2024</text:p>
          </table:table-cell>
          <table:table-cell office:value-type="string" table:style-name="ce7">
            <text:p>KA-2024-0089</text:p>
          </table:table-cell>
          <table:table-cell office:value-type="string" table:style-name="ce7">
            <text:p>Kontoauszug</text:p>
          </table:table-cell>
          <table:table-cell office:value-type="string" table:style-name="ce7">
            <text:p>Unbekannt</text:p>
          </table:table-cell>
          <table:table-cell office:value-type="string" table:style-name="ce8">
            <text:p>3.400,00</text:p>
          </table:table-cell>
          <table:table-cell office:value-type="string" table:style-name="ce9">
            <text:p>Barabhebung ohne zugehörigen Kassenbeleg. Buchungstext leer. Keine interne Genehmigung erkennbar.</text:p>
          </table:table-cell>
          <table:table-cell office:value-type="string" table:style-name="ce13">
            <text:p>MITTEL</text:p>
          </table:table-cell>
          <table:table-cell table:style-name="ce7"/>
          <table:table-cell office:value-type="string" table:style-name="ce9">
            <text:p>Kassenführung prüfen, Genehmigungsnachweis anfordern</text:p>
          </table:table-cell>
          <table:table-cell office:value-type="string" table:style-name="ce11">
            <text:p>offen</text:p>
          </table:table-cell>
          <table:table-cell table:number-columns-repeated="16373"/>
        </table:table-row>
        <table:table-row table:style-name="ro7">
          <table:table-cell office:value-type="string" table:number-columns-spanned="11" table:number-rows-spanned="1" table:style-name="ce46">
            <text:p>← Beispielzeilen (grau hinterlegt) zeigen korrekte Befüllung. Ab Zeile 14 eigene Einträge vornehmen. →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style-name="ce14">
            <text:p>5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6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7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8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9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10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11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12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13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7">
          <table:table-cell office:value-type="string" table:style-name="ce14">
            <text:p>14</text:p>
          </table:table-cell>
          <table:table-cell table:number-columns-repeated="4" table:style-name="ce15"/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17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52">
            <text:p>BEWERTUNGSLEGENDE <text:s/>&amp; <text:s/>CHECKLISTE</text:p>
          </table:table-cell>
          <table:covered-table-cell table:number-columns-repeated="10"/>
          <table:table-cell table:number-columns-repeated="16373"/>
        </table:table-row>
        <table:table-row table:style-name="ro8">
          <table:table-cell office:value-type="string" table:number-columns-spanned="3" table:number-rows-spanned="1" table:style-name="ce57">
            <text:p>🟢 <text:s/>NIEDRIG</text:p>
            <text:p>Formale Kleinigkeit ohne finanziellen Einfluss. Dokumentationspflicht erfüllt.</text:p>
          </table:table-cell>
          <table:covered-table-cell table:number-columns-repeated="2"/>
          <table:table-cell office:value-type="string" table:number-columns-spanned="3" table:number-rows-spanned="1" table:style-name="ce45">
            <text:p>🟡 <text:s/>MITTEL</text:p>
            <text:p>Unvollständige Unterlagen oder ungewöhnliche Buchung. Klärung erforderlich.</text:p>
          </table:table-cell>
          <table:covered-table-cell table:number-columns-repeated="2"/>
          <table:table-cell office:value-type="string" table:number-columns-spanned="3" table:number-rows-spanned="1" table:style-name="ce53">
            <text:p>🟠 <text:s/>HOCH</text:p>
            <text:p>Deutliche Abweichungen, fehlende Belege, mögliche Steuerrelevanz.</text:p>
          </table:table-cell>
          <table:covered-table-cell table:number-columns-repeated="2"/>
          <table:table-cell office:value-type="string" table:number-columns-spanned="2" table:number-rows-spanned="1" table:style-name="ce54">
            <text:p>🔴 <text:s/>KRITISCH</text:p>
            <text:p>Hinweis auf Betrug, Urkundenfälschung oder steuerliche Delikte. Sofortmeldung.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58">
            <text:p>✅ <text:s/>PRÜF-CHECKLISTE <text:s/>– <text:s/>vor Abgabe des Protokolls sicherstellen:</text:p>
          </table:table-cell>
          <table:covered-table-cell table:number-columns-repeated="10"/>
          <table:table-cell table:number-columns-repeated="16373"/>
        </table:table-row>
        <table:table-row table:style-name="ro8">
          <table:table-cell office:value-type="string" table:number-columns-spanned="11" table:number-rows-spanned="1" table:style-name="ce60">
            <text:p>☐ <text:s/>Alle Auffälligkeiten mit Belegnummer und Datum erfasst <text:s text:c="4"/>☐ <text:s/>Risikostufe für jeden Befund vergeben (NIEDRIG / MITTEL / HOCH / KRITISCH) <text:s text:c="4"/>☐ <text:s/>Maßnahmen und nächste Schritte konkret und umsetzbar beschrieben</text:p>
            <text:p><text:s text:c="5"/>☐ <text:s/>Prüferin je Befund namentlich zugeordnet <text:s text:c="4"/>☐ <text:s/>Fehlende Belege als offene Punkte markiert und zur Nachforderung vorgemerkt <text:s text:c="4"/>☐ <text:s/>Kritische Befunde dem/der Teamleiter/in gemeld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38">
            <text:p>Unterschrift Prüferin / Prüfer</text:p>
          </table:table-cell>
          <table:covered-table-cell table:number-columns-repeated="4"/>
          <table:table-cell office:value-type="string" table:number-columns-spanned="6" table:number-rows-spanned="1" table:style-name="ce59">
            <text:p>Gegenzeichnung (Teamleitung / Ausbilder/in)</text:p>
          </table:table-cell>
          <table:covered-table-cell table:number-columns-repeated="5"/>
          <table:table-cell table:number-columns-repeated="16373"/>
        </table:table-row>
        <table:table-row table:style-name="ro9">
          <table:table-cell table:number-columns-spanned="5" table:number-rows-spanned="1" table:style-name="ce56"/>
          <table:covered-table-cell table:number-columns-repeated="4"/>
          <table:table-cell table:number-columns-spanned="6" table:number-rows-spanned="1" table:style-name="ce6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number-rows-repeated="104854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-X="1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openpyxl</meta:initial-creator>
    <dc:creator>Wolf Laura</dc:creator>
    <meta:creation-date>2026-03-11T06:55:48Z</meta:creation-date>
    <dc:date>2026-03-11T07:06:29Z</dc:date>
    <meta:editing-duration>PT0S</meta:editing-duration>
  </office:meta>
</office:document-meta>
</file>